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74mm"/>
    </style:style>
    <style:style style:name="co2" style:family="table-column">
      <style:table-column-properties fo:break-before="auto" style:column-width="69.8mm"/>
    </style:style>
    <style:style style:name="co3" style:family="table-column">
      <style:table-column-properties fo:break-before="auto" style:column-width="54.82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64.8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4">
      <number:month number:style="long"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-bottom="0.35mm" fo:padding-left="1.99mm" fo:padding-right="1.99mm" fo:padding-top="0.35mm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dedce6" style:text-align-source="fix" style:repeat-content="false" fo:padding-bottom="0.35mm" fo:padding-left="1.99mm" fo:padding-right="1.99mm" fo:padding-top="0.35mm" style:vertical-align="middle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ackground-color="#dee6ef" fo:padding-bottom="0.35mm" fo:padding-left="1.99mm" fo:padding-right="1.99mm" fo:padding-top="0.35mm"/>
      <style:text-properties fo:color="#383d3c" fo:font-weight="bold" style:font-weight-asian="bold" style:font-weight-complex="bold"/>
    </style:style>
    <style:style style:name="ce4" style:family="table-cell" style:parent-style-name="Default" style:data-style-name="N106">
      <style:table-cell-properties fo:background-color="#dee6ef" fo:padding-bottom="0.35mm" fo:padding-left="1.99mm" fo:padding-right="1.99mm" fo:padding-top="0.35mm"/>
      <style:text-properties fo:color="#383d3c" fo:font-weight="bold" style:font-weight-asian="bold" style:font-weight-complex="bold"/>
    </style:style>
    <style:style style:name="ce63" style:family="table-cell" style:parent-style-name="Default">
      <style:table-cell-properties fo:padding-bottom="0.35mm" fo:padding-left="1.99mm" fo:padding-right="1.99mm" fo:padding-top="0.35mm"/>
    </style:style>
    <style:style style:name="ce64" style:family="table-cell" style:parent-style-name="Default" style:data-style-name="N37">
      <style:table-cell-properties fo:background-color="#dee6ef" fo:padding-bottom="0.35mm" fo:padding-left="1.99mm" fo:padding-right="1.99mm" fo:padding-top="0.35mm"/>
      <style:text-properties fo:color="#383d3c" fo:font-weight="bold" style:font-weight-asian="bold" style:font-weight-complex="bold"/>
    </style:style>
    <style:style style:name="ce65" style:family="table-cell" style:parent-style-name="Default" style:data-style-name="N41">
      <style:table-cell-properties fo:background-color="#dee6ef" fo:padding-bottom="0.35mm" fo:padding-left="1.99mm" fo:padding-right="1.99mm" fo:padding-top="0.35mm"/>
      <style:text-properties fo:color="#383d3c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dee6ef" fo:padding-bottom="0.35mm" fo:padding-left="1.99mm" fo:padding-right="1.99mm" fo:padding-top="0.35mm"/>
      <style:text-properties fo:color="#383d3c"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padding-bottom="0.35mm" fo:padding-left="1.99mm" fo:padding-right="1.99mm" fo:padding-top="0.35mm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Neutral" style:data-style-name="N100">
      <style:table-cell-properties fo:padding-bottom="0.35mm" fo:padding-left="3mm" fo:padding-right="1.99mm" fo:padding-top="0.35mm"/>
    </style:style>
    <style:style style:name="ce11" style:family="table-cell" style:parent-style-name="Neutral" style:data-style-name="N100">
      <style:table-cell-properties fo:padding-bottom="0.35mm" fo:padding-left="1.99mm" fo:padding-right="1.99mm" fo:padding-top="0.35mm"/>
    </style:style>
    <style:style style:name="ce70" style:family="table-cell" style:parent-style-name="Default" style:data-style-name="N100">
      <style:table-cell-properties fo:padding-bottom="0.35mm" fo:padding-left="1.99mm" fo:padding-right="1.99mm" fo:padding-top="0.35mm"/>
    </style:style>
    <style:style style:name="ce13" style:family="table-cell" style:parent-style-name="Good" style:data-style-name="N0">
      <style:table-cell-properties fo:padding="0mm"/>
    </style:style>
    <style:style style:name="ce14" style:family="table-cell" style:parent-style-name="Good" style:data-style-name="N110">
      <style:table-cell-properties fo:padding-bottom="0.35mm" fo:padding-left="1.99mm" fo:padding-right="0mm" fo:padding-top="0.35mm"/>
    </style:style>
    <style:style style:name="ce15" style:family="table-cell" style:parent-style-name="Default">
      <style:table-cell-properties style:text-align-source="fix" style:repeat-content="false" fo:background-color="transparent" fo:padding-bottom="0.35mm" fo:padding-left="1.99mm" fo:padding-right="1.99mm" fo:padding-top="0.35mm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Good" style:data-style-name="N104">
      <style:table-cell-properties fo:background-color="transparent" fo:padding-bottom="0.35mm" fo:padding-left="1.99mm" fo:padding-right="0mm" fo:padding-top="0.35mm"/>
    </style:style>
    <style:style style:name="ce17" style:family="table-cell" style:parent-style-name="Good" style:data-style-name="N105">
      <style:table-cell-properties fo:background-color="transparent" fo:padding-bottom="0.35mm" fo:padding-left="1.99mm" fo:padding-right="0mm" fo:padding-top="0.35mm"/>
    </style:style>
    <style:style style:name="ce18" style:family="table-cell" style:parent-style-name="Good" style:data-style-name="N106">
      <style:table-cell-properties fo:background-color="transparent" fo:padding-bottom="0.35mm" fo:padding-left="1.99mm" fo:padding-right="0mm" fo:padding-top="0.35mm"/>
    </style:style>
    <style:style style:name="ce19" style:family="table-cell" style:parent-style-name="Good" style:data-style-name="N107">
      <style:table-cell-properties fo:background-color="transparent" fo:padding-bottom="0.35mm" fo:padding-left="1.99mm" fo:padding-right="0mm" fo:padding-top="0.35mm"/>
    </style:style>
    <style:style style:name="ce20" style:family="table-cell" style:parent-style-name="Good" style:data-style-name="N108">
      <style:table-cell-properties fo:background-color="transparent" fo:padding-bottom="0.35mm" fo:padding-left="1.99mm" fo:padding-right="0mm" fo:padding-top="0.35mm"/>
    </style:style>
    <style:style style:name="ce21" style:family="table-cell" style:parent-style-name="Good" style:data-style-name="N109">
      <style:table-cell-properties fo:background-color="transparent" fo:padding-bottom="0.35mm" fo:padding-left="1.99mm" fo:padding-right="0mm" fo:padding-top="0.35mm"/>
    </style:style>
    <style:style style:name="ce22" style:family="table-cell" style:parent-style-name="Good" style:data-style-name="N112">
      <style:table-cell-properties fo:background-color="transparent" fo:padding-bottom="0.35mm" fo:padding-left="1.99mm" fo:padding-right="0mm" fo:padding-top="0.35mm"/>
    </style:style>
    <style:style style:name="ce23" style:family="table-cell" style:parent-style-name="Good" style:data-style-name="N113">
      <style:table-cell-properties fo:background-color="transparent" fo:padding-bottom="0.35mm" fo:padding-left="1.99mm" fo:padding-right="0mm" fo:padding-top="0.35mm"/>
    </style:style>
    <style:style style:name="ce24" style:family="table-cell" style:parent-style-name="Good" style:data-style-name="N110">
      <style:table-cell-properties fo:background-color="transparent" fo:padding-bottom="0.35mm" fo:padding-left="1.99mm" fo:padding-right="0mm" fo:padding-top="0.35mm"/>
    </style:style>
    <style:style style:name="ce25" style:family="table-cell" style:parent-style-name="Default">
      <style:table-cell-properties fo:background-color="transparent"/>
    </style:style>
    <style:style style:name="ce84" style:family="table-cell" style:parent-style-name="Good" style:data-style-name="N100">
      <style:table-cell-properties fo:background-color="transparent" fo:padding-bottom="0.35mm" fo:padding-left="1.99mm" fo:padding-right="0mm" fo:padding-top="0.35mm"/>
    </style:style>
    <style:style style:name="ce85" style:family="table-cell" style:parent-style-name="Good" style:data-style-name="N3">
      <style:table-cell-properties fo:background-color="transparent" fo:padding-bottom="0.35mm" fo:padding-left="1.99mm" fo:padding-right="0mm" fo:padding-top="0.35mm"/>
    </style:style>
    <style:style style:name="ce86" style:family="table-cell" style:parent-style-name="Good" style:data-style-name="N114">
      <style:table-cell-properties fo:background-color="transparent" fo:padding-bottom="0.35mm" fo:padding-left="1.99mm" fo:padding-right="0mm" fo:padding-top="0.35mm"/>
    </style:style>
    <style:style style:name="ce87" style:family="table-cell" style:parent-style-name="Good" style:data-style-name="N115">
      <style:table-cell-properties fo:background-color="transparent" fo:padding-bottom="0.35mm" fo:padding-left="1.99mm" fo:padding-right="0mm" fo:padding-top="0.35mm"/>
    </style:style>
    <style:style style:name="ce88" style:family="table-cell" style:parent-style-name="Good" style:data-style-name="N116">
      <style:table-cell-properties fo:background-color="transparent" fo:padding-bottom="0.35mm" fo:padding-left="1.99mm" fo:padding-right="0mm" fo:padding-top="0.35mm"/>
    </style:style>
    <style:style style:name="ce89" style:family="table-cell" style:parent-style-name="Good" style:data-style-name="N117">
      <style:table-cell-properties fo:background-color="transparent" fo:padding-bottom="0.35mm" fo:padding-left="1.99mm" fo:padding-right="0mm" fo:padding-top="0.35mm"/>
    </style:style>
    <style:style style:name="ce90" style:family="table-cell" style:parent-style-name="Good" style:data-style-name="N121">
      <style:table-cell-properties fo:background-color="transparent" fo:padding-bottom="0.35mm" fo:padding-left="1.99mm" fo:padding-right="0mm" fo:padding-top="0.35mm"/>
    </style:style>
    <style:style style:name="ce91" style:family="table-cell" style:parent-style-name="Good" style:data-style-name="N122">
      <style:table-cell-properties fo:background-color="transparent" fo:padding-bottom="0.35mm" fo:padding-left="1.99mm" fo:padding-right="0mm" fo:padding-top="0.35mm"/>
    </style:style>
    <style:style style:name="ce92" style:family="table-cell" style:parent-style-name="Good" style:data-style-name="N123">
      <style:table-cell-properties fo:background-color="transparent" fo:padding-bottom="0.35mm" fo:padding-left="1.99mm" fo:padding-right="0mm" fo:padding-top="0.35mm"/>
    </style:style>
    <style:style style:name="ce93" style:family="table-cell" style:parent-style-name="Good" style:data-style-name="N125">
      <style:table-cell-properties fo:background-color="transparent" fo:padding-bottom="0.35mm" fo:padding-left="1.99mm" fo:padding-right="0mm" fo:padding-top="0.35mm"/>
    </style:style>
    <style:style style:name="ce94" style:family="table-cell" style:parent-style-name="Good" style:data-style-name="N126">
      <style:table-cell-properties fo:background-color="transparent" fo:padding-bottom="0.35mm" fo:padding-left="1.99mm" fo:padding-right="0mm" fo:padding-top="0.35mm"/>
    </style:style>
    <style:style style:name="ce95" style:family="table-cell" style:parent-style-name="Good" style:data-style-name="N129">
      <style:table-cell-properties fo:background-color="transparent" fo:padding-bottom="0.35mm" fo:padding-left="1.99mm" fo:padding-right="0mm" fo:padding-top="0.35mm"/>
    </style:style>
    <style:style style:name="ce96" style:family="table-cell" style:parent-style-name="Good" style:data-style-name="N127">
      <style:table-cell-properties fo:background-color="transparent" fo:padding-bottom="0.35mm" fo:padding-left="1.99mm" fo:padding-right="0mm" fo:padding-top="0.35mm"/>
    </style:style>
    <style:style style:name="ce97" style:family="table-cell" style:parent-style-name="Good" style:data-style-name="N130">
      <style:table-cell-properties fo:background-color="transparent" fo:padding-bottom="0.35mm" fo:padding-left="1.99mm" fo:padding-right="0mm" fo:padding-top="0.35mm"/>
    </style:style>
    <style:style style:name="ce98" style:family="table-cell" style:parent-style-name="Default">
      <style:table-cell-properties fo:background-color="transparent" fo:padding-bottom="0.35mm" fo:padding-left="1.99mm" fo:padding-right="1.99mm" fo:padding-top="0.35mm"/>
    </style:style>
    <style:style style:name="ce99" style:family="table-cell" style:parent-style-name="Good" style:data-style-name="N131">
      <style:table-cell-properties fo:background-color="transparent" fo:padding-bottom="0.35mm" fo:padding-left="1.99mm" fo:padding-right="0mm" fo:padding-top="0.35mm"/>
    </style:style>
    <style:style style:name="ce100" style:family="table-cell" style:parent-style-name="Good" style:data-style-name="N132">
      <style:table-cell-properties fo:background-color="transparent" fo:padding-bottom="0.35mm" fo:padding-left="1.99mm" fo:padding-right="0mm" fo:padding-top="0.35mm"/>
    </style:style>
    <style:style style:name="ce101" style:family="table-cell" style:parent-style-name="Good" style:data-style-name="N133">
      <style:table-cell-properties fo:background-color="transparent" fo:padding-bottom="0.35mm" fo:padding-left="1.99mm" fo:padding-right="0mm" fo:padding-top="0.35mm"/>
    </style:style>
    <style:style style:name="ce102" style:family="table-cell" style:parent-style-name="Good" style:data-style-name="N134">
      <style:table-cell-properties fo:background-color="transparent" fo:padding-bottom="0.35mm" fo:padding-left="1.99mm" fo:padding-right="0mm" fo:padding-top="0.35mm"/>
    </style:style>
    <style:style style:name="ce103" style:family="table-cell" style:parent-style-name="Good" style:data-style-name="N135">
      <style:table-cell-properties fo:background-color="transparent" fo:padding-bottom="0.35mm" fo:padding-left="1.99mm" fo:padding-right="0mm" fo:padding-top="0.35mm"/>
    </style:style>
    <style:style style:name="ce104" style:family="table-cell" style:parent-style-name="Good" style:data-style-name="N136">
      <style:table-cell-properties fo:background-color="transparent" fo:padding-bottom="0.35mm" fo:padding-left="1.99mm" fo:padding-right="0mm" fo:padding-top="0.35mm"/>
    </style:style>
    <style:style style:name="ce105" style:family="table-cell" style:parent-style-name="Good" style:data-style-name="N137">
      <style:table-cell-properties fo:background-color="transparent" fo:padding-bottom="0.35mm" fo:padding-left="1.99mm" fo:padding-right="0mm" fo:padding-top="0.35mm"/>
    </style:style>
    <style:style style:name="ce106" style:family="table-cell" style:parent-style-name="Good" style:data-style-name="N138">
      <style:table-cell-properties fo:background-color="transparent" fo:padding-bottom="0.35mm" fo:padding-left="1.99mm" fo:padding-right="0mm" fo:padding-top="0.35mm"/>
    </style:style>
    <style:style style:name="ce107" style:family="table-cell" style:parent-style-name="Good" style:data-style-name="N140">
      <style:table-cell-properties fo:background-color="transparent" fo:padding-bottom="0.35mm" fo:padding-left="1.99mm" fo:padding-right="0mm" fo:padding-top="0.35mm"/>
    </style:style>
    <style:style style:name="ce108" style:family="table-cell" style:parent-style-name="Good" style:data-style-name="N141">
      <style:table-cell-properties fo:background-color="transparent" fo:padding-bottom="0.35mm" fo:padding-left="1.99mm" fo:padding-right="0mm" fo:padding-top="0.35mm"/>
    </style:style>
    <style:style style:name="ce109" style:family="table-cell" style:parent-style-name="Good" style:data-style-name="N142">
      <style:table-cell-properties fo:background-color="transparent" fo:padding-bottom="0.35mm" fo:padding-left="1.99mm" fo:padding-right="0mm" fo:padding-top="0.35mm"/>
    </style:style>
    <style:style style:name="ce110" style:family="table-cell" style:parent-style-name="Good" style:data-style-name="N143">
      <style:table-cell-properties fo:background-color="transparent" fo:padding-bottom="0.35mm" fo:padding-left="1.99mm" fo:padding-right="0mm" fo:padding-top="0.35mm"/>
    </style:style>
    <style:style style:name="ce111" style:family="table-cell" style:parent-style-name="Good" style:data-style-name="N144">
      <style:table-cell-properties fo:background-color="transparent" fo:padding-bottom="0.35mm" fo:padding-left="1.99mm" fo:padding-right="0mm" fo:padding-top="0.35mm"/>
    </style:style>
    <style:style style:name="ce112" style:family="table-cell" style:parent-style-name="Good" style:data-style-name="N145">
      <style:table-cell-properties fo:background-color="transparent" fo:padding-bottom="0.35mm" fo:padding-left="1.99mm" fo:padding-right="0mm" fo:padding-top="0.35mm"/>
    </style:style>
    <style:style style:name="ce113" style:family="table-cell" style:parent-style-name="Good" style:data-style-name="N146">
      <style:table-cell-properties fo:background-color="transparent" fo:padding-bottom="0.35mm" fo:padding-left="1.99mm" fo:padding-right="0mm" fo:padding-top="0.35mm"/>
    </style:style>
    <style:style style:name="ce114" style:family="table-cell" style:parent-style-name="Good" style:data-style-name="N147">
      <style:table-cell-properties fo:background-color="transparent" fo:padding-bottom="0.35mm" fo:padding-left="1.99mm" fo:padding-right="0mm" fo:padding-top="0.35mm"/>
    </style:style>
    <style:style style:name="ce115" style:family="table-cell" style:parent-style-name="Good" style:data-style-name="N148">
      <style:table-cell-properties fo:background-color="transparent" fo:padding-bottom="0.35mm" fo:padding-left="1.99mm" fo:padding-right="0mm" fo:padding-top="0.35mm"/>
    </style:style>
    <style:style style:name="ce116" style:family="table-cell" style:parent-style-name="Good" style:data-style-name="N149">
      <style:table-cell-properties fo:background-color="transparent" fo:padding-bottom="0.35mm" fo:padding-left="1.99mm" fo:padding-right="0mm" fo:padding-top="0.35mm"/>
    </style:style>
    <style:style style:name="ce117" style:family="table-cell" style:parent-style-name="Good" style:data-style-name="N34">
      <style:table-cell-properties fo:background-color="transparent" fo:padding-bottom="0.35mm" fo:padding-left="1.99mm" fo:padding-right="0mm" fo:padding-top="0.35mm"/>
    </style:style>
    <style:style style:name="ce118" style:family="table-cell" style:parent-style-name="Good" style:data-style-name="N150">
      <style:table-cell-properties fo:background-color="transparent" fo:padding-bottom="0.35mm" fo:padding-left="1.99mm" fo:padding-right="0mm" fo:padding-top="0.35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63"/>
        <table:table-column table:style-name="co2" table:default-cell-style-name="ce70"/>
        <table:table-column table:style-name="co3" table:default-cell-style-name="ce63"/>
        <table:table-column table:style-name="co4" table:default-cell-style-name="ce98"/>
        <table:table-column table:style-name="co5" table:default-cell-style-name="Default"/>
        <table:table-row table:style-name="ro1">
          <table:table-cell table:style-name="ce1" office:value-type="string" calcext:value-type="string">
            <text:p>VALOR</text:p>
          </table:table-cell>
          <table:table-cell table:style-name="ce67" office:value-type="string" calcext:value-type="string">
            <text:p>FORMATO</text:p>
          </table:table-cell>
          <table:table-cell table:style-name="ce1" office:value-type="string" calcext:value-type="string">
            <text:p>FORMATO</text:p>
            <text:p> DE CELDAS</text:p>
          </table:table-cell>
          <table:table-cell table:style-name="ce15"/>
          <table:table-cell table:style-name="ce1" office:value-type="string" calcext:value-type="string">
            <text:p>TEXTO()</text:p>
          </table:table-cell>
        </table:table-row>
        <table:table-row table:style-name="ro2">
          <table:table-cell table:style-name="ce1"/>
          <table:table-cell table:style-name="ce67"/>
          <table:table-cell table:style-name="ce1"/>
          <table:table-cell table:style-name="ce15"/>
          <table:table-cell table:style-name="ce1"/>
        </table:table-row>
        <table:table-row table:style-name="ro2">
          <table:table-cell table:style-name="ce2" office:value-type="string" calcext:value-type="string" table:number-columns-spanned="3" table:number-rows-spanned="1">
            <text:p>MARCADORES DE POSICIÓN PARA VALORES NUMÉRICOS</text:p>
          </table:table-cell>
          <table:covered-table-cell table:style-name="ce67"/>
          <table:covered-table-cell table:style-name="ce1"/>
          <table:table-cell table:style-name="ce15"/>
          <table:table-cell table:style-name="ce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0</text:p>
          </table:table-cell>
          <table:table-cell table:style-name="ce13"/>
          <table:table-cell table:style-name="ce16"/>
          <table:table-cell table:style-name="ce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0,</text:p>
          </table:table-cell>
          <table:table-cell table:style-name="ce13"/>
          <table:table-cell table:style-name="ce17"/>
          <table:table-cell table:style-name="ce13"/>
        </table:table-row>
        <table:table-row table:style-name="ro2">
          <table:table-cell table:style-name="ce3" office:value-type="float" office:value="123.456" calcext:value-type="float">
            <text:p>123,456</text:p>
          </table:table-cell>
          <table:table-cell table:style-name="ce10" office:value-type="string" calcext:value-type="string">
            <text:p>00,00</text:p>
          </table:table-cell>
          <table:table-cell table:style-name="ce13"/>
          <table:table-cell table:style-name="ce18"/>
          <table:table-cell table:style-name="ce13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##</text:p>
          </table:table-cell>
          <table:table-cell table:style-name="ce13"/>
          <table:table-cell table:style-name="ce19"/>
          <table:table-cell table:style-name="ce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##,</text:p>
          </table:table-cell>
          <table:table-cell table:style-name="ce13"/>
          <table:table-cell table:style-name="ce20"/>
          <table:table-cell table:style-name="ce13"/>
        </table:table-row>
        <table:table-row table:style-name="ro2">
          <table:table-cell table:style-name="ce3" office:value-type="float" office:value="123.456" calcext:value-type="float">
            <text:p>123,456</text:p>
          </table:table-cell>
          <table:table-cell table:style-name="ce10" office:value-type="string" calcext:value-type="string">
            <text:p>##,##</text:p>
          </table:table-cell>
          <table:table-cell table:style-name="ce13"/>
          <table:table-cell table:style-name="ce21"/>
          <table:table-cell table:style-name="ce13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€??</text:p>
          </table:table-cell>
          <table:table-cell table:style-name="ce13"/>
          <table:table-cell table:style-name="ce22"/>
          <table:table-cell table:style-name="ce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??,??</text:p>
          </table:table-cell>
          <table:table-cell table:style-name="ce13"/>
          <table:table-cell table:style-name="ce23"/>
          <table:table-cell table:style-name="ce13"/>
        </table:table-row>
        <table:table-row table:style-name="ro2">
          <table:table-cell table:style-name="ce4" office:value-type="float" office:value="53.45" calcext:value-type="float">
            <text:p>53,45</text:p>
          </table:table-cell>
          <table:table-cell table:style-name="ce10" office:value-type="string" calcext:value-type="string">
            <text:p>??/??</text:p>
          </table:table-cell>
          <table:table-cell table:style-name="ce13"/>
          <table:table-cell table:style-name="ce24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MARCADORES DE POSICIÓN PARA VALORES TEXTUALES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string" calcext:value-type="string">
            <text:p>casa</text:p>
          </table:table-cell>
          <table:table-cell table:style-name="ce10" office:value-type="string" calcext:value-type="string">
            <text:p>@</text:p>
          </table:table-cell>
          <table:table-cell table:style-name="ce13"/>
          <table:table-cell table:style-name="ce84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SEPARADOR DE MILLARES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#.##0</text:p>
          </table:table-cell>
          <table:table-cell table:style-name="ce13"/>
          <table:table-cell table:style-name="ce85"/>
          <table:table-cell table:style-name="ce13"/>
        </table:table-row>
        <table:table-row table:style-name="ro2">
          <table:table-cell table:style-name="ce3" office:value-type="float" office:value="1537" calcext:value-type="float">
            <text:p>1537</text:p>
          </table:table-cell>
          <table:table-cell table:style-name="ce10" office:value-type="string" calcext:value-type="string">
            <text:p>#.##0</text:p>
          </table:table-cell>
          <table:table-cell table:style-name="ce13"/>
          <table:table-cell table:style-name="ce85"/>
          <table:table-cell table:style-name="ce13"/>
        </table:table-row>
        <table:table-row table:style-name="ro2">
          <table:table-cell table:style-name="ce3" office:value-type="float" office:value="1527592" calcext:value-type="float">
            <text:p>1527592</text:p>
          </table:table-cell>
          <table:table-cell table:style-name="ce10" office:value-type="string" calcext:value-type="string">
            <text:p>#.##0</text:p>
          </table:table-cell>
          <table:table-cell table:style-name="ce13"/>
          <table:table-cell table:style-name="ce85"/>
          <table:table-cell table:style-name="ce1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0.</text:p>
          </table:table-cell>
          <table:table-cell table:style-name="ce13"/>
          <table:table-cell table:style-name="ce86"/>
          <table:table-cell table:style-name="ce13"/>
        </table:table-row>
        <table:table-row table:style-name="ro2">
          <table:table-cell table:style-name="ce3" office:value-type="float" office:value="1537" calcext:value-type="float">
            <text:p>1537</text:p>
          </table:table-cell>
          <table:table-cell table:style-name="ce10" office:value-type="string" calcext:value-type="string">
            <text:p>0.</text:p>
          </table:table-cell>
          <table:table-cell table:style-name="ce13"/>
          <table:table-cell table:style-name="ce86"/>
          <table:table-cell table:style-name="ce13"/>
        </table:table-row>
        <table:table-row table:style-name="ro2">
          <table:table-cell table:style-name="ce3" office:value-type="float" office:value="1527592" calcext:value-type="float">
            <text:p>1527592</text:p>
          </table:table-cell>
          <table:table-cell table:style-name="ce10" office:value-type="string" calcext:value-type="string">
            <text:p>0..</text:p>
          </table:table-cell>
          <table:table-cell table:style-name="ce13"/>
          <table:table-cell table:style-name="ce87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INCLUSIÓN DE TEXTO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00 “unidades”</text:p>
          </table:table-cell>
          <table:table-cell table:style-name="ce13"/>
          <table:table-cell table:style-name="ce88"/>
          <table:table-cell table:style-name="ce13"/>
        </table:table-row>
        <table:table-row table:style-name="ro2">
          <table:table-cell table:style-name="ce3" office:value-type="string" calcext:value-type="string">
            <text:p>verde</text:p>
          </table:table-cell>
          <table:table-cell table:style-name="ce10" office:value-type="string" calcext:value-type="string">
            <text:p>“Color:” 00</text:p>
          </table:table-cell>
          <table:table-cell table:style-name="ce13"/>
          <table:table-cell table:style-name="ce89"/>
          <table:table-cell table:style-name="ce1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00 €</text:p>
          </table:table-cell>
          <table:table-cell table:style-name="ce13"/>
          <table:table-cell table:style-name="ce90"/>
          <table:table-cell table:style-name="ce1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00 \#</text:p>
          </table:table-cell>
          <table:table-cell table:style-name="ce13"/>
          <table:table-cell table:style-name="ce91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ESPACIOS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_M</text:p>
          </table:table-cell>
          <table:table-cell table:style-name="ce13"/>
          <table:table-cell table:style-name="ce92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RELLENOS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,0*-</text:p>
          </table:table-cell>
          <table:table-cell table:style-name="ce13"/>
          <table:table-cell table:style-name="ce93"/>
          <table:table-cell table:style-name="ce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*-0,0</text:p>
          </table:table-cell>
          <table:table-cell table:style-name="ce13"/>
          <table:table-cell table:style-name="ce94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COLOR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[MAGENTA]0,0</text:p>
          </table:table-cell>
          <table:table-cell table:style-name="ce13"/>
          <table:table-cell table:style-name="ce95"/>
          <table:table-cell table:style-name="ce13"/>
        </table:table-row>
        <table:table-row table:style-name="ro2">
          <table:table-cell table:style-name="ce3" office:value-type="string" calcext:value-type="string">
            <text:p>colores</text:p>
          </table:table-cell>
          <table:table-cell table:style-name="ce10" office:value-type="string" calcext:value-type="string">
            <text:p>[BLUE]@</text:p>
          </table:table-cell>
          <table:table-cell table:style-name="ce13"/>
          <table:table-cell table:style-name="ce96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PORCENTAJE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0.21" calcext:value-type="float">
            <text:p>0,21</text:p>
          </table:table-cell>
          <table:table-cell table:style-name="ce10" office:value-type="string" calcext:value-type="string">
            <text:p>0,0 %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 table:number-columns-spanned="3" table:number-rows-spanned="1">
            <text:p>NOTACIÓN CIENTÍFICA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10" office:value-type="string" calcext:value-type="string">
            <text:p>0,0E+00</text:p>
          </table:table-cell>
          <table:table-cell table:style-name="ce13"/>
          <table:table-cell table:style-name="ce99"/>
          <table:table-cell table:style-name="ce13"/>
        </table:table-row>
        <table:table-row table:style-name="ro2">
          <table:table-cell table:style-name="ce3" office:value-type="float" office:value="-1000" calcext:value-type="float">
            <text:p>-1000</text:p>
          </table:table-cell>
          <table:table-cell table:style-name="ce10" office:value-type="string" calcext:value-type="string">
            <text:p>0,0E-00</text:p>
          </table:table-cell>
          <table:table-cell table:style-name="ce13"/>
          <table:table-cell table:style-name="ce100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REPRESENTACIÓN DE FRACCIÓN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1.5" calcext:value-type="float">
            <text:p>1,5</text:p>
          </table:table-cell>
          <table:table-cell table:style-name="ce10" office:value-type="string" calcext:value-type="string">
            <text:p>?/?</text:p>
          </table:table-cell>
          <table:table-cell table:style-name="ce13"/>
          <table:table-cell table:style-name="ce101"/>
          <table:table-cell table:style-name="ce13"/>
        </table:table-row>
        <table:table-row table:style-name="ro2">
          <table:table-cell table:style-name="ce3" office:value-type="float" office:value="2.5" calcext:value-type="float">
            <text:p>2,5</text:p>
          </table:table-cell>
          <table:table-cell table:style-name="ce10" office:value-type="string" calcext:value-type="string">
            <text:p>?/??</text:p>
          </table:table-cell>
          <table:table-cell table:style-name="ce13"/>
          <table:table-cell table:style-name="ce102"/>
          <table:table-cell table:style-name="ce13"/>
        </table:table-row>
        <table:table-row table:style-name="ro2">
          <table:table-cell table:style-name="ce3" office:value-type="float" office:value="3.5" calcext:value-type="float">
            <text:p>3,5</text:p>
          </table:table-cell>
          <table:table-cell table:style-name="ce10" office:value-type="string" calcext:value-type="string">
            <text:p>0 ?/?</text:p>
          </table:table-cell>
          <table:table-cell table:style-name="ce13"/>
          <table:table-cell table:style-name="ce103"/>
          <table:table-cell table:style-name="ce13"/>
        </table:table-row>
        <table:table-row table:style-name="ro2">
          <table:table-cell table:style-name="ce3" office:value-type="float" office:value="4.5" calcext:value-type="float">
            <text:p>4,5</text:p>
          </table:table-cell>
          <table:table-cell table:style-name="ce10" office:value-type="string" calcext:value-type="string">
            <text:p>?/2</text:p>
          </table:table-cell>
          <table:table-cell table:style-name="ce13"/>
          <table:table-cell table:style-name="ce104"/>
          <table:table-cell table:style-name="ce1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 table:number-columns-spanned="3" table:number-rows-spanned="1">
            <text:p>MONEDA</text:p>
          </table:table-cell>
          <table:covered-table-cell table:style-name="ce11"/>
          <table:covered-table-cell table:style-name="ce14"/>
          <table:table-cell table:style-name="ce24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,0 €</text:p>
          </table:table-cell>
          <table:table-cell table:style-name="ce13"/>
          <table:table-cell table:style-name="ce105"/>
          <table:table-cell table:style-name="ce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,0 $</text:p>
          </table:table-cell>
          <table:table-cell table:style-name="ce13"/>
          <table:table-cell table:style-name="ce106"/>
          <table:table-cell table:style-name="ce13"/>
        </table:table-row>
        <table:table-row table:style-name="ro2">
          <table:table-cell table:style-name="ce3" office:value-type="float" office:value="2.21" calcext:value-type="float">
            <text:p>2,21</text:p>
          </table:table-cell>
          <table:table-cell table:style-name="ce10" office:value-type="string" calcext:value-type="string">
            <text:p>0,0 [$€-C0A]</text:p>
          </table:table-cell>
          <table:table-cell table:style-name="ce13"/>
          <table:table-cell table:style-name="ce107"/>
          <table:table-cell table:style-name="ce13"/>
        </table:table-row>
        <table:table-row table:style-name="ro2">
          <table:table-cell table:style-name="Default" table:number-columns-repeated="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FECHA</text:p>
          </table:table-cell>
          <table:covered-table-cell table:number-columns-repeated="2" table:style-name="Default"/>
          <table:table-cell table:style-name="ce25"/>
          <table:table-cell/>
        </table:table-row>
        <table:table-row table:style-name="ro2">
          <table:table-cell table:style-name="ce64" table:formula="of:=DATE(YEAR(TODAY());MONTH(TODAY());DAY(IF(DAY(TODAY())&gt;9;7;TODAY())))" office:value-type="date" office:date-value="2018-12-03" calcext:value-type="date">
            <text:p>03/12/18</text:p>
          </table:table-cell>
          <table:table-cell table:style-name="ce10" office:value-type="string" calcext:value-type="string">
            <text:p>D</text:p>
          </table:table-cell>
          <table:table-cell table:style-name="ce13"/>
          <table:table-cell table:style-name="ce108"/>
          <table:table-cell table:style-name="ce13"/>
        </table:table-row>
        <table:table-row table:style-name="ro2">
          <table:table-cell table:style-name="ce64" table:formula="of:=TODAY()" office:value-type="date" office:date-value="2018-12-03" calcext:value-type="date">
            <text:p>03/12/18</text:p>
          </table:table-cell>
          <table:table-cell table:style-name="ce10" office:value-type="string" calcext:value-type="string">
            <text:p>DD</text:p>
          </table:table-cell>
          <table:table-cell table:style-name="ce13"/>
          <table:table-cell table:style-name="ce109"/>
          <table:table-cell table:style-name="ce13"/>
        </table:table-row>
        <table:table-row table:style-name="ro2">
          <table:table-cell table:style-name="ce64" table:formula="of:=DATE(YEAR(TODAY());MONTH(IF(MONTH(TODAY())&gt;9;3;TODAY()));DAY(TODAY()))" office:value-type="date" office:date-value="2018-01-03" calcext:value-type="date">
            <text:p>03/01/18</text:p>
          </table:table-cell>
          <table:table-cell table:style-name="ce10" office:value-type="string" calcext:value-type="string">
            <text:p>M</text:p>
          </table:table-cell>
          <table:table-cell table:style-name="ce13"/>
          <table:table-cell table:style-name="ce16"/>
          <table:table-cell table:style-name="ce13"/>
        </table:table-row>
        <table:table-row table:style-name="ro2">
          <table:table-cell table:style-name="ce64" table:formula="of:=TODAY()" office:value-type="date" office:date-value="2018-12-03" calcext:value-type="date">
            <text:p>03/12/18</text:p>
          </table:table-cell>
          <table:table-cell table:style-name="ce10" office:value-type="string" calcext:value-type="string">
            <text:p>MM</text:p>
          </table:table-cell>
          <table:table-cell table:style-name="ce13"/>
          <table:table-cell table:style-name="ce110"/>
          <table:table-cell table:style-name="ce13"/>
        </table:table-row>
        <table:table-row table:style-name="ro2">
          <table:table-cell table:style-name="ce64" table:formula="of:=TODAY()" office:value-type="date" office:date-value="2018-12-03" calcext:value-type="date">
            <text:p>03/12/18</text:p>
          </table:table-cell>
          <table:table-cell table:style-name="ce10" office:value-type="string" calcext:value-type="string">
            <text:p>AA</text:p>
          </table:table-cell>
          <table:table-cell table:style-name="ce13"/>
          <table:table-cell table:style-name="ce111"/>
          <table:table-cell table:style-name="ce13"/>
        </table:table-row>
        <table:table-row table:style-name="ro2">
          <table:table-cell table:style-name="ce64" table:formula="of:=TODAY()" office:value-type="date" office:date-value="2018-12-03" calcext:value-type="date">
            <text:p>03/12/18</text:p>
          </table:table-cell>
          <table:table-cell table:style-name="ce10" office:value-type="string" calcext:value-type="string">
            <text:p>AAAA</text:p>
          </table:table-cell>
          <table:table-cell table:style-name="ce13"/>
          <table:table-cell table:style-name="ce112"/>
          <table:table-cell table:style-name="ce13"/>
        </table:table-row>
        <table:table-row table:style-name="ro2">
          <table:table-cell table:style-name="ce64" table:formula="of:=TODAY()" office:value-type="date" office:date-value="2018-12-03" calcext:value-type="date">
            <text:p>03/12/18</text:p>
          </table:table-cell>
          <table:table-cell table:style-name="ce10" office:value-type="string" calcext:value-type="string">
            <text:p>DD.MM.AA</text:p>
          </table:table-cell>
          <table:table-cell table:style-name="ce13"/>
          <table:table-cell table:style-name="ce113"/>
          <table:table-cell table:style-name="ce13"/>
        </table:table-row>
        <table:table-row table:style-name="ro2">
          <table:table-cell table:style-name="ce64" table:formula="of:=TODAY()" office:value-type="date" office:date-value="2018-12-03" calcext:value-type="date">
            <text:p>03/12/18</text:p>
          </table:table-cell>
          <table:table-cell table:style-name="ce10" office:value-type="string" calcext:value-type="string">
            <text:p>DDD</text:p>
          </table:table-cell>
          <table:table-cell table:style-name="ce13"/>
          <table:table-cell table:style-name="ce114"/>
          <table:table-cell table:style-name="ce13"/>
        </table:table-row>
        <table:table-row table:style-name="ro2">
          <table:table-cell table:style-name="ce64" table:formula="of:=TODAY()" office:value-type="date" office:date-value="2018-12-03" calcext:value-type="date">
            <text:p>03/12/18</text:p>
          </table:table-cell>
          <table:table-cell table:style-name="ce10" office:value-type="string" calcext:value-type="string">
            <text:p>DDDD</text:p>
          </table:table-cell>
          <table:table-cell table:style-name="ce13"/>
          <table:table-cell table:style-name="ce115"/>
          <table:table-cell table:style-name="ce13"/>
        </table:table-row>
        <table:table-row table:style-name="ro2">
          <table:table-cell table:style-name="ce64" table:formula="of:=TODAY()" office:value-type="date" office:date-value="2018-12-03" calcext:value-type="date">
            <text:p>03/12/18</text:p>
          </table:table-cell>
          <table:table-cell table:style-name="ce10" office:value-type="string" calcext:value-type="string">
            <text:p>MMM</text:p>
          </table:table-cell>
          <table:table-cell table:style-name="ce13"/>
          <table:table-cell table:style-name="ce116"/>
          <table:table-cell table:style-name="ce13"/>
        </table:table-row>
        <table:table-row table:style-name="ro2">
          <table:table-cell table:style-name="ce64" table:formula="of:=TODAY()" office:value-type="date" office:date-value="2018-12-03" calcext:value-type="date">
            <text:p>03/12/18</text:p>
          </table:table-cell>
          <table:table-cell table:style-name="ce10" office:value-type="string" calcext:value-type="string">
            <text:p>MMMM</text:p>
          </table:table-cell>
          <table:table-cell table:style-name="ce13"/>
          <table:table-cell table:style-name="ce117"/>
          <table:table-cell table:style-name="ce13"/>
        </table:table-row>
        <table:table-row table:style-name="ro2">
          <table:table-cell table:style-name="ce64" table:formula="of:=TODAY()" office:value-type="date" office:date-value="2018-12-03" calcext:value-type="date">
            <text:p>03/12/18</text:p>
          </table:table-cell>
          <table:table-cell table:style-name="ce10" office:value-type="string" calcext:value-type="string">
            <text:p>MMMMM</text:p>
          </table:table-cell>
          <table:table-cell table:style-name="ce13"/>
          <table:table-cell table:style-name="ce116"/>
          <table:table-cell table:style-name="ce13"/>
        </table:table-row>
        <table:table-row table:style-name="ro2">
          <table:table-cell table:style-name="ce64" table:formula="of:=TODAY()" office:value-type="date" office:date-value="2018-12-03" calcext:value-type="date">
            <text:p>03/12/18</text:p>
          </table:table-cell>
          <table:table-cell table:style-name="ce10" office:value-type="string" calcext:value-type="string">
            <text:p>DDDD, DD “de” MMMM “de” AAAA</text:p>
          </table:table-cell>
          <table:table-cell table:style-name="ce13"/>
          <table:table-cell table:style-name="ce118"/>
          <table:table-cell table:style-name="ce13"/>
        </table:table-row>
        <table:table-row table:style-name="ro2">
          <table:table-cell table:style-name="Default" table:number-columns-repeated="2"/>
          <table:table-cell table:style-name="ce13"/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HORAS</text:p>
          </table:table-cell>
          <table:covered-table-cell table:number-columns-repeated="2" table:style-name="Default"/>
          <table:table-cell table:style-name="ce25"/>
          <table:table-cell/>
        </table:table-row>
        <table:table-row table:style-name="ro2">
          <table:table-cell table:style-name="ce65" office:value-type="time" office:time-value="PT05H07M02S" calcext:value-type="time">
            <text:p>05:07:02</text:p>
          </table:table-cell>
          <table:table-cell table:style-name="ce10" office:value-type="string" calcext:value-type="string">
            <text:p>H:M:S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5" office:value-type="time" office:time-value="PT29H07M02S" calcext:value-type="time">
            <text:p>05:07:02</text:p>
          </table:table-cell>
          <table:table-cell table:style-name="ce10" office:value-type="string" calcext:value-type="string">
            <text:p>HH:MM:SS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1.5" calcext:value-type="float">
            <text:p>1,5</text:p>
          </table:table-cell>
          <table:table-cell table:style-name="ce10" office:value-type="string" calcext:value-type="string">
            <text:p>[HH]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0.5" calcext:value-type="float">
            <text:p>0,5</text:p>
          </table:table-cell>
          <table:table-cell table:style-name="ce10" office:value-type="string" calcext:value-type="string">
            <text:p>[HH]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0.5" calcext:value-type="float">
            <text:p>0,5</text:p>
          </table:table-cell>
          <table:table-cell table:style-name="ce10" office:value-type="string" calcext:value-type="string">
            <text:p>[MM]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number-columns-repeated="4"/>
          <table:table-cell table:style-name="ce63"/>
        </table:table-row>
        <table:table-row table:style-name="ro2">
          <table:table-cell table:style-name="ce2" office:value-type="string" calcext:value-type="string" table:number-columns-spanned="3" table:number-rows-spanned="1">
            <text:p>APARTADOS</text:p>
          </table:table-cell>
          <table:covered-table-cell table:number-columns-repeated="2" table:style-name="Default"/>
          <table:table-cell table:style-name="ce25"/>
          <table:table-cell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10" office:value-type="string" calcext:value-type="string">
            <text:p>[BLUE]0;[RED]-0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-5" calcext:value-type="float">
            <text:p>-5</text:p>
          </table:table-cell>
          <table:table-cell table:style-name="ce10" office:value-type="string" calcext:value-type="string">
            <text:p>[BLUE]0;[RED]-0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0" calcext:value-type="float">
            <text:p>0</text:p>
          </table:table-cell>
          <table:table-cell table:style-name="ce10" office:value-type="string" calcext:value-type="string">
            <text:p>[BLUE]0;[RED]-0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10" office:value-type="string" calcext:value-type="string">
            <text:p>[BLUE]0;[RED]+0;”cero”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-5" calcext:value-type="float">
            <text:p>-5</text:p>
          </table:table-cell>
          <table:table-cell table:style-name="ce10" office:value-type="string" calcext:value-type="string">
            <text:p>[BLUE]0;[RED]+0;”cero”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0" calcext:value-type="float">
            <text:p>0</text:p>
          </table:table-cell>
          <table:table-cell table:style-name="ce10" office:value-type="string" calcext:value-type="string">
            <text:p>[BLUE]0;[RED]+0;”cero”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5" calcext:value-type="float">
            <text:p>5</text:p>
          </table:table-cell>
          <table:table-cell table:style-name="ce10" office:value-type="string" calcext:value-type="string">
            <text:p>[BLUE]0;[RED]+0;”cero”;[MAGENTA]@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-5" calcext:value-type="float">
            <text:p>-5</text:p>
          </table:table-cell>
          <table:table-cell table:style-name="ce10" office:value-type="string" calcext:value-type="string">
            <text:p>[BLUE]0;[RED]+0;”cero”;[MAGENTA]@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0" calcext:value-type="float">
            <text:p>0</text:p>
          </table:table-cell>
          <table:table-cell table:style-name="ce10" office:value-type="string" calcext:value-type="string">
            <text:p>[BLUE]0;[RED]+0;”cero”;[MAGENTA]@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string" calcext:value-type="string">
            <text:p>Calc</text:p>
          </table:table-cell>
          <table:table-cell table:style-name="ce10" office:value-type="string" calcext:value-type="string">
            <text:p>[BLUE]0;[RED]+0;”cero”;[MAGENTA]@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 table:number-columns-spanned="3" table:number-rows-spanned="1">
            <text:p>CONDICIONES</text:p>
          </table:table-cell>
          <table:covered-table-cell table:number-columns-repeated="2" table:style-name="Default"/>
          <table:table-cell table:style-name="ce25"/>
          <table:table-cell/>
        </table:table-row>
        <table:table-row table:style-name="ro2">
          <table:table-cell table:style-name="ce66" office:value-type="float" office:value="31" calcext:value-type="float">
            <text:p>31</text:p>
          </table:table-cell>
          <table:table-cell table:style-name="ce10" office:value-type="string" calcext:value-type="string">
            <text:p>[BLUE][&lt;0]0;[RED][&gt;30]0;[GREEN]0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-5" calcext:value-type="float">
            <text:p>-5</text:p>
          </table:table-cell>
          <table:table-cell table:style-name="ce10" office:value-type="string" calcext:value-type="string">
            <text:p>[BLUE][&lt;0]0;[RED][&gt;30]0;[GREEN]0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15" calcext:value-type="float">
            <text:p>15</text:p>
          </table:table-cell>
          <table:table-cell table:style-name="ce10" office:value-type="string" calcext:value-type="string">
            <text:p>[BLUE][&lt;0]0;[RED][&gt;30]0;[GREEN]0</text:p>
          </table:table-cell>
          <table:table-cell table:style-name="ce13"/>
          <table:table-cell table:style-name="ce97"/>
          <table:table-cell table:style-name="ce13"/>
        </table:table-row>
        <table:table-row table:style-name="ro2">
          <table:table-cell table:style-name="ce66" office:value-type="float" office:value="0" calcext:value-type="float">
            <text:p>0</text:p>
          </table:table-cell>
          <table:table-cell table:style-name="ce10" office:value-type="string" calcext:value-type="string">
            <text:p>[BLUE][&lt;0]0;[RED][&gt;30]0;[GREEN]0</text:p>
          </table:table-cell>
          <table:table-cell table:style-name="ce13"/>
          <table:table-cell table:style-name="ce97"/>
          <table:table-cell table:style-name="ce13"/>
        </table:table-row>
        <table:table-row table:style-name="ro2" table:number-rows-repeated="104847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loext:min-decimal-places="0" number:min-integer-digits="2"/>
    </number:number-style>
    <number:number-style style:name="N105">
      <number:number number:decimal-places="0" loext:min-decimal-places="0" number:min-integer-digits="2"/>
      <number:text>,</number:text>
    </number:number-style>
    <number:number-style style:name="N106">
      <number:number number:decimal-places="2" loext:min-decimal-places="2" number:min-integer-digits="2"/>
    </number:number-style>
    <number:number-style style:name="N107">
      <number:number number:decimal-places="0" loext:min-decimal-places="0" number:min-integer-digits="0"/>
    </number:number-style>
    <number:number-style style:name="N108">
      <number:number number:decimal-places="0" loext:min-decimal-places="0" number:min-integer-digits="0"/>
      <number:text>,</number:text>
    </number:number-style>
    <number:number-style style:name="N109" number:title="Formato mio">
      <number:number number:decimal-places="2" loext:min-decimal-places="0" number:min-integer-digits="0" number:decimal-replacement=""/>
    </number:number-style>
    <number:number-style style:name="N110">
      <number:fraction number:min-numerator-digits="2" loext:max-numerator-digits="2" number:min-denominator-digits="2" loext:max-denominator-value="99"/>
    </number:number-style>
    <number:number-style style:name="N111">
      <number:number number:decimal-places="0" loext:min-decimal-places="0" number:min-integer-digits="0"/>
      <number:text>€</number:text>
    </number:number-style>
    <number:number-style style:name="N112">
      <number:text>€</number:text>
      <number:number number:decimal-places="0" loext:min-decimal-places="0" number:min-integer-digits="0"/>
    </number:number-style>
    <number:number-style style:name="N113">
      <number:number number:decimal-places="2" loext:min-decimal-places="0" number:min-integer-digits="0" number:decimal-replacement=" "/>
    </number:number-style>
    <number:number-style style:name="N114">
      <number:number number:decimal-places="0" loext:min-decimal-places="0" number:min-integer-digits="1" number:display-factor="1000"/>
    </number:number-style>
    <number:number-style style:name="N115">
      <number:number number:decimal-places="0" loext:min-decimal-places="0" number:min-integer-digits="1" number:display-factor="1000000"/>
    </number:number-style>
    <number:number-style style:name="N116">
      <number:number number:decimal-places="0" loext:min-decimal-places="0" number:min-integer-digits="2"/>
      <number:text> unidades</number:text>
    </number:number-style>
    <number:text-style style:name="N117">
      <number:text>Color: </number:text>
      <number:text-content/>
    </number:text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0">
      <number:text>25 €</number:text>
    </number:number-style>
    <number:number-style style:name="N121">
      <number:number number:decimal-places="0" loext:min-decimal-places="0" number:min-integer-digits="2"/>
      <number:text> €</number:text>
    </number:number-style>
    <number:number-style style:name="N122">
      <number:number number:decimal-places="0" loext:min-decimal-places="0" number:min-integer-digits="2"/>
      <number:text> #</number:text>
    </number:number-style>
    <number:number-style style:name="N123">
      <number:number number:decimal-places="0" loext:min-decimal-places="0" number:min-integer-digits="1"/>
      <number:text>   </number:text>
    </number:number-style>
    <number:number-style style:name="N124">
      <number:number number:decimal-places="0" loext:min-decimal-places="0" number:min-integer-digits="1"/>
      <loext:fill-character>-</loext:fill-character>
    </number:number-style>
    <number:number-style style:name="N125">
      <number:number number:decimal-places="1" loext:min-decimal-places="1" number:min-integer-digits="1"/>
      <loext:fill-character>-</loext:fill-character>
    </number:number-style>
    <number:number-style style:name="N126">
      <loext:fill-character>-</loext:fill-character>
      <number:number number:decimal-places="1" loext:min-decimal-places="1" number:min-integer-digits="1"/>
    </number:number-style>
    <number:text-style style:name="N127">
      <style:text-properties fo:color="#0000ff"/>
      <number:text-content/>
    </number:text-style>
    <number:number-style style:name="N128">
      <style:text-properties fo:color="#ffffff"/>
      <number:number number:decimal-places="1" loext:min-decimal-places="1" number:min-integer-digits="1"/>
    </number:number-style>
    <number:number-style style:name="N129">
      <style:text-properties fo:color="#ff00ff"/>
      <number:number number:decimal-places="1" loext:min-decimal-places="1" number:min-integer-digits="1"/>
    </number:number-style>
    <number:percentage-style style:name="N130">
      <number:number number:decimal-places="1" loext:min-decimal-places="1" number:min-integer-digits="1"/>
      <number:text> %</number:text>
    </number:percentage-style>
    <number:number-style style:name="N13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false"/>
    </number:number-style>
    <number:number-style style:name="N133">
      <number:fraction number:min-numerator-digits="1" loext:max-numerator-digits="1" number:min-denominator-digits="1" loext:max-denominator-value="9"/>
    </number:number-style>
    <number:number-style style:name="N134">
      <number:fraction number:min-numerator-digits="1" loext:max-numerator-digits="1" number:min-denominator-digits="2" loext:max-denominator-value="99"/>
    </number:number-style>
    <number:number-style style:name="N135">
      <number:fraction number:min-integer-digits="1" number:min-numerator-digits="1" loext:max-numerator-digits="1" number:min-denominator-digits="2" loext:max-denominator-value="99"/>
    </number:number-style>
    <number:number-style style:name="N136">
      <number:fraction number:min-numerator-digits="1" loext:max-numerator-digits="1" number:denominator-value="2"/>
    </number:number-style>
    <number:number-style style:name="N137">
      <number:number number:decimal-places="1" loext:min-decimal-places="1" number:min-integer-digits="1"/>
      <number:text> €</number:text>
    </number:number-style>
    <number:number-style style:name="N138">
      <number:number number:decimal-places="1" loext:min-decimal-places="1" number:min-integer-digits="1"/>
      <number:text> $</number:text>
    </number:number-style>
    <number:currency-style style:name="N139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40">
      <number:number number:decimal-places="1" loext:min-decimal-places="1" number:min-integer-digits="1"/>
      <number:text> </number:text>
      <number:currency-symbol number:language="es" number:country="ES">€</number:currency-symbol>
    </number:currency-style>
    <number:date-style style:name="N141">
      <number:day/>
    </number:date-style>
    <number:date-style style:name="N142">
      <number:day number:style="long"/>
    </number:date-style>
    <number:date-style style:name="N143">
      <number:month number:style="long"/>
    </number:date-style>
    <number:date-style style:name="N144">
      <number:year/>
    </number:date-style>
    <number:date-style style:name="N145">
      <number:year number:style="long"/>
    </number:date-style>
    <number:date-style style:name="N146">
      <number:day number:style="long"/>
      <number:text>.</number:text>
      <number:month number:style="long"/>
      <number:text>.</number:text>
      <number:year/>
    </number:date-style>
    <number:date-style style:name="N147">
      <number:day-of-week/>
    </number:date-style>
    <number:date-style style:name="N148">
      <number:day-of-week number:style="long"/>
    </number:date-style>
    <number:date-style style:name="N149">
      <number:month number:textual="true"/>
    </number:date-style>
    <number:date-style style:name="N15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51">
      <number:month/>
    </number:date-style>
    <number:time-style style:name="N152" number:truncate-on-overflow="false">
      <number:hours/>
    </number:time-style>
    <number:time-style style:name="N153">
      <number:hours/>
      <number:text>:</number:text>
      <number:minutes/>
      <number:text>:</number:text>
      <number:seconds/>
    </number:time-style>
    <number:time-style style:name="N154" number:truncate-on-overflow="false">
      <number:hours number:style="long"/>
    </number:time-style>
    <number:time-style style:name="N155" number:truncate-on-overflow="false">
      <number:minutes number:style="long"/>
    </number:time-style>
    <number:number-style style:name="N157P0" style:volatile="true">
      <style:text-properties fo:color="#0000ff"/>
      <number:number number:decimal-places="0" loext:min-decimal-places="0" number:min-integer-digits="1"/>
    </number:number-style>
    <number:number-style style:name="N157">
      <style:text-properties fo:color="#ff0000"/>
      <number:text>-</number:text>
      <number:number number:decimal-places="0" loext:min-decimal-places="0" number:min-integer-digits="1"/>
      <style:map style:condition="value()&gt;=0" style:apply-style-name="N157P0"/>
    </number:number-style>
    <number:number-style style:name="N159P0" style:volatile="true">
      <style:text-properties fo:color="#0000ff"/>
      <number:number number:decimal-places="0" loext:min-decimal-places="0" number:min-integer-digits="1"/>
    </number:number-style>
    <number:number-style style:name="N159P1" style:volatile="true">
      <style:text-properties fo:color="#ff0000"/>
      <number:text>-</number:text>
      <number:number number:decimal-places="0" loext:min-decimal-places="0" number:min-integer-digits="1"/>
    </number:number-style>
    <number:number-style style:name="N159">
      <number:text>cer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style:text-properties fo:color="#0000ff"/>
      <number:number number:decimal-places="0" loext:min-decimal-places="0" number:min-integer-digits="1"/>
    </number:number-style>
    <number:number-style style:name="N161P1" style:volatile="true">
      <style:text-properties fo:color="#ff0000"/>
      <number:text>-</number:text>
      <number:number number:decimal-places="0" loext:min-decimal-places="0" number:min-integer-digits="1"/>
    </number:number-style>
    <number:number-style style:name="N161P2" style:volatile="true">
      <number:text>cero</number:text>
    </number:number-style>
    <number:text-style style:name="N161">
      <style:text-properties fo:color="#ff00ff"/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style:text-properties fo:color="#0000ff"/>
      <number:text>-</number:text>
      <number:number number:decimal-places="0" loext:min-decimal-places="0" number:min-integer-digits="1"/>
    </number:number-style>
    <number:number-style style:name="N164P1" style:volatile="true">
      <style:text-properties fo:color="#ff0000"/>
      <number:number number:decimal-places="0" loext:min-decimal-places="0" number:min-integer-digits="1"/>
    </number:number-style>
    <number:number-style style:name="N164">
      <style:text-properties fo:color="#00ff00"/>
      <number:number number:decimal-places="0" loext:min-decimal-places="0" number:min-integer-digits="1"/>
      <style:map style:condition="value()&lt;0" style:apply-style-name="N164P0"/>
      <style:map style:condition="value()&gt;30" style:apply-style-name="N164P1"/>
    </number:number-style>
    <number:number-style style:name="N165P0" style:volatile="true">
      <style:text-properties fo:color="#0000ff"/>
      <number:text>-</number:text>
      <number:number number:decimal-places="0" loext:min-decimal-places="0" number:min-integer-digits="1"/>
    </number:number-style>
    <number:number-style style:name="N165P1" style:volatile="true">
      <style:text-properties fo:color="#ff0000"/>
      <number:number number:decimal-places="0" loext:min-decimal-places="0" number:min-integer-digits="1"/>
    </number:number-style>
    <number:number-style style:name="N165">
      <style:text-properties fo:color="#ffff00"/>
      <number:number number:decimal-places="0" loext:min-decimal-places="0" number:min-integer-digits="1"/>
      <style:map style:condition="value()&lt;0" style:apply-style-name="N165P0"/>
      <style:map style:condition="value()&gt;30" style:apply-style-name="N165P1"/>
    </number:number-style>
    <number:number-style style:name="N166P0" style:volatile="true">
      <style:text-properties fo:color="#0000ff"/>
      <number:text>-</number:text>
      <number:number number:decimal-places="0" loext:min-decimal-places="0" number:min-integer-digits="1"/>
    </number:number-style>
    <number:number-style style:name="N166P1" style:volatile="true">
      <style:text-properties fo:color="#ff0000"/>
      <number:number number:decimal-places="0" loext:min-decimal-places="0" number:min-integer-digits="1"/>
    </number:number-style>
    <number:number-style style:name="N166">
      <style:text-properties fo:color="#ff00ff"/>
      <number:number number:decimal-places="0" loext:min-decimal-places="0" number:min-integer-digits="1"/>
      <style:map style:condition="value()&lt;0" style:apply-style-name="N166P0"/>
      <style:map style:condition="value()&gt;30" style:apply-style-name="N166P1"/>
    </number:number-style>
    <number:number-style style:name="N167P0" style:volatile="true">
      <style:text-properties fo:color="#0000ff"/>
      <number:text>-</number:text>
      <number:number number:decimal-places="0" loext:min-decimal-places="0" number:min-integer-digits="1"/>
    </number:number-style>
    <number:number-style style:name="N167">
      <number:number number:min-integer-digits="1"/>
      <number:text/>
      <style:map style:condition="value()&lt;0" style:apply-style-name="N167P0"/>
    </number:number-style>
    <number:number-style style:name="N168P0" style:volatile="true">
      <style:text-properties fo:color="#0000ff"/>
      <number:number number:decimal-places="0" loext:min-decimal-places="0" number:min-integer-digits="1"/>
    </number:number-style>
    <number:number-style style:name="N168P1" style:volatile="true">
      <style:text-properties fo:color="#ff0000"/>
      <number:number number:decimal-places="0" loext:min-decimal-places="0" number:min-integer-digits="1"/>
    </number:number-style>
    <number:number-style style:name="N168">
      <style:text-properties fo:color="#ff00ff"/>
      <number:number number:decimal-places="0" loext:min-decimal-places="0" number:min-integer-digits="1"/>
      <style:map style:condition="value()&lt;0" style:apply-style-name="N168P0"/>
      <style:map style:condition="value()&gt;30" style:apply-style-name="N168P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20108P0" style:volatile="true" number:language="et" number:country="E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20108" number:language="et" number:country="E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2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19:36:04.22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18.518000000</meta:creation-date>
    <dc:date>2018-12-03T19:36:14.647000000</dc:date>
    <meta:editing-duration>PT5H23M24S</meta:editing-duration>
    <meta:editing-cycles>39</meta:editing-cycles>
    <meta:generator>LibreOffice/6.1.2.1$Windows_X86_64 LibreOffice_project/65905a128db06ba48db947242809d14d3f9a93fe</meta:generator>
    <meta:document-statistic meta:table-count="1" meta:cell-count="153" meta:object-count="0"/>
  </office:meta>
</office:document-meta>
</file>